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A000008A3D27F8F36CFC126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463d1" officeooo:paragraph-rsid="000463d1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463d1" officeooo:paragraph-rsid="000463d1" style:font-size-asian="40pt" style:font-size-complex="4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</text:p>
      <text:p text:style-name="P1"/>
      <text:p text:style-name="P1"/>
      <text:p text:style-name="P1"/>
      <text:p text:style-name="P1"><draw:frame draw:style-name="fr1" draw:name="Image1" text:anchor-type="paragraph" svg:width="17cm" svg:height="17.194cm" draw:z-index="0"><draw:image xlink:href="Pictures/100002010000088A000008A3D27F8F36CFC126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24:42.935422585</meta:creation-date>
    <meta:print-date>2018-02-08T13:26:02.789884899</meta:print-date>
    <dc:date>2018-02-08T13:34:23.589129774</dc:date>
    <meta:editing-duration>PT9M41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